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e66" officeooo:paragraph-rsid="00054e66"/>
    </style:style>
    <style:style style:name="P2" style:family="paragraph" style:parent-style-name="Standard">
      <style:text-properties officeooo:rsid="00058392" officeooo:paragraph-rsid="00058392"/>
    </style:style>
    <style:style style:name="P3" style:family="paragraph" style:parent-style-name="Standard">
      <style:text-properties officeooo:rsid="00067830" officeooo:paragraph-rsid="00067830"/>
    </style:style>
    <style:style style:name="P4" style:family="paragraph" style:parent-style-name="Standard">
      <style:text-properties officeooo:rsid="00086e4e" officeooo:paragraph-rsid="00086e4e"/>
    </style:style>
    <style:style style:name="T1" style:family="text">
      <style:text-properties officeooo:rsid="00058392"/>
    </style:style>
    <style:style style:name="T2" style:family="text">
      <style:text-properties officeooo:rsid="00067830"/>
    </style:style>
    <style:style style:name="T3" style:family="text">
      <style:text-properties officeooo:rsid="00086e4e"/>
    </style:style>
    <style:style style:name="T4" style:family="text">
      <style:text-properties officeooo:rsid="000b0d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2-N2</text:p>
      <text:p text:style-name="P1">Aluno: Luã Moreira Ponciano</text:p>
      <text:p text:style-name="P1"/>
      <text:p text:style-name="P1">1ª) <text:span text:style-name="T1">Primeiramente é necessário organizar os dados relevantes (Idade, comentários, data e hora) em grupos facilmente digeríveis, possivelmente utilizando do K-NN para criar grupos. No caso da Idade seria pertinente tratar dela com bucketing para que o ruido presente nos seus dados não comprometa o processo. Tendo tudo isso, podemos agora encontrar as correlações entre os dados relevantes e os tipos de compra realizadas pelos específicos grupos. </text:span><text:span text:style-name="T2">O Case-based Reasoning poderia ser uma excelente opção para este sistema, visto que ele pode observar os dados organizados e com base neles adaptar suas sugestões.</text:span></text:p>
      <text:p text:style-name="P1"/>
      <text:p text:style-name="P2">Podemos dar também pesos aos grupos de dados, Idade sendo um dos mais relevantes para definir o perfil de compras pode ter mais peso na decisão do sistema, <text:span text:style-name="T2">ajudando-o a resolver situações onde um dado usuário tenha índices possivelmente contraditórios. </text:span>Seria pertinente também permitir aos usuários que <text:span text:style-name="T2">recebam recomendações d</text:span>este sistema possuam alguma forma de o avaliar positivamente ou negativamente <text:span text:style-name="T2">a recomendação</text:span>, facilitando evitar correlações errôneas que possam comprometer o sistema ao longo prazo.</text:p>
      <text:p text:style-name="P2"/>
      <text:p text:style-name="P3">Para se manter relevante, o sistema deve armazenar os dados das novas compras juntamente com a avaliação dos usuários sobre recomendações onde for pertinente.</text:p>
      <text:p text:style-name="P1"/>
      <text:p text:style-name="P1">2ª)</text:p>
      <text:p text:style-name="P1"/>
      <text:p text:style-name="P3">a) Devemos usar o K-NN para definir grupos por proximidade, utilizando então os grupos criados e suas <text:span text:style-name="T3">cor</text:span>relações com as compras realizadas como por exemplo, pessoas com a característica “Região: CE” tem uma forte correlação com compras de Ar-condicionado, essas correlações devem ser pesadas e consideradas em conjunto para alcançar uma previsão. O sistema deve também ser capaz de armazenar o resultado de novas compras em comparação à sugestão, recebendo feedback negativo em previsões erradas e positivo em corretas, vale também considerar tipos similares de compras no peso do feedback, <text:span text:style-name="T3">o sistema ter previsto uma compra de uma geladeira quando na realidade foi feita a compra de um freezer deve receber uma pontuação negativa menos grave do que se tivesse recomendado uma geladeira e fosse efetuada na verdade a compra de uma cadeira.</text:span></text:p>
      <text:p text:style-name="P3"/>
      <text:p text:style-name="P4">Claro que além do feedback por precisão de previsão, vale tomar também feedback dos usuários, que podem avaliar as sugestões. Além disso, se o usuário interagir com a sugestão, clicando no link mesmo que sem uma compra, isso pode ser visto como feedback positivo, já que houve uma demonstração de interesse.</text:p>
      <text:p text:style-name="P4"/>
      <text:p text:style-name="P4">b) Devemos criar um banco de dados contendo todas as compras e as características relevantes dos usuários, essas compras serão então casos para a previsão da compra:</text:p>
      <text:p text:style-name="P4"/>
      <text:p text:style-name="P4">Recuperar: O sistema vai ser capaz de recuperar os casos do banco de dados quando é necessário uma previsão, adicionando as novas vendas como casos no sistema para previsões futuras. <text:span text:style-name="T4">Os dados devem ser organizados contendo todas as características relevantes e as compras realizadas, com o objetivo sendo prever as compras com base nas características dos usuários.</text:span></text:p>
      <text:p text:style-name="P4"/>
      <text:p text:style-name="P4">Reutilizar: O sistema vai escolher caso<text:span text:style-name="T4">s</text:span> que se aproxime<text:span text:style-name="T4">m</text:span> do elemento da previsão. Nesse caso, uma pessoa com perfil similar ao de usuários anteriores. <text:span text:style-name="T4">Características podem ser pesadas para que certos aspectos de um perfil possam tomar precedência em relação à outros. Podendo possibilitar a escolha de casos onde menos características são similares, porém as que são tem mais forte correlação com a compra efetuada.</text:span></text:p>
      <text:p text:style-name="P4"/>
      <text:p text:style-name="P4"><text:soft-page-break/>Recontextualizar: O sistema vai alterar o<text:span text:style-name="T4">s</text:span> caso<text:span text:style-name="T4">s</text:span> que fo<text:span text:style-name="T4">ram</text:span> selecionado<text:span text:style-name="T4">s</text:span> para que este<text:span text:style-name="T4">s</text:span> se aproxime<text:span text:style-name="T4">m</text:span> do desejado, buscando alcançar semelhança com o usuário para o qual deve ser previsto a compra futura.</text:p>
      <text:p text:style-name="P4"/>
      <text:p text:style-name="P4">Reutilizar: O sistema deve adicionar esse caso alterado de volta ao banco de dados dependendo de quão próxima do resultado for a previsão. <text:span text:style-name="T4">Permitindo assim que ele possa se aprimorar de seus acertos.</text:span> <text:span text:style-name="T4">Ele também poderia guardar as previsões errôneas para que tenha uma referência de possíveis erros futuros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12:55.558032059</meta:creation-date>
    <dc:date>2024-12-13T14:13:41.342808310</dc:date>
    <meta:editing-duration>PT6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3" meta:word-count="611" meta:character-count="3915" meta:non-whitespace-character-count="3317"/>
  </office:meta>
</office:document-meta>
</file>